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weight="bold" style:font-weight-asian="bold" style:font-weight-complex="bold"/>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start" style:justify-single-word="false"/>
      <style:text-properties style:font-name="Calibri"/>
    </style:style>
    <style:style style:name="P4" style:family="paragraph" style:parent-style-name="Standard">
      <style:paragraph-properties fo:text-align="start" style:justify-single-word="false"/>
      <style:text-properties style:font-name="Calibri" fo:font-size="10pt" style:font-name-asian="Consolas" style:font-size-asian="10pt" style:font-name-complex="Consolas" style:font-size-complex="10pt"/>
    </style:style>
    <style:style style:name="P5"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Calibri" fo:font-size="12pt" style:font-name-asian="Consolas" style:font-size-asian="12pt" style:font-name-complex="Consolas" style:font-size-complex="12pt"/>
    </style:style>
    <style:style style:name="P7" style:family="paragraph" style:parent-style-name="Standard">
      <style:paragraph-properties fo:text-align="start" style:justify-single-word="false"/>
      <style:text-properties style:font-name="Consolas" fo:font-size="10pt" style:font-name-asian="Consolas" style:font-size-asian="10pt" style:font-name-complex="Consolas" style:font-size-complex="10pt"/>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000000"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riteup Excercise 10</text:p>
      <text:p text:style-name="P5"/>
      <text:p text:style-name="P5">Arianova Mendioroz (s0518061)</text:p>
      <text:p text:style-name="P5">Bernhard Johannes Eiling (s0535003)</text:p>
      <text:p text:style-name="P2"/>
      <text:p text:style-name="P3"/>
      <text:p text:style-name="P1">Finger exercises:</text:p>
      <text:p text:style-name="P3"/>
      <text:p text:style-name="P3">1.</text:p>
      <text:p text:style-name="P3">Methoden und Signaturen des WeightedGraph sind:</text:p>
      <text:p text:style-name="P3"/>
      <text:p text:style-name="P7"><text:span text:style-name="T1">void</text:span><text:span text:style-name="T2"> shortestPath()</text:span></text:p>
      <text:p text:style-name="P4"><text:span text:style-name="T2">um den kürzesten Weg durch den Grapg zu finden</text:span></text:p>
      <text:p text:style-name="P7"><text:span text:style-name="T2"/></text:p>
      <text:p text:style-name="P7"><text:span text:style-name="T1">void</text:span><text:span text:style-name="T2"> cheapestPath()</text:span></text:p>
      <text:p text:style-name="P4"><text:span text:style-name="T2">um den günstigsten Weg durch den Graph zu finden</text:span></text:p>
      <text:p text:style-name="P7"><text:span text:style-name="T2"/></text:p>
      <text:p text:style-name="P7"><text:span text:style-name="T1">int</text:span><text:span text:style-name="T2"> getNodeDist(</text:span><text:span text:style-name="T1">int</text:span><text:span text:style-name="T2"> node1, </text:span><text:span text:style-name="T1">int</text:span><text:span text:style-name="T2"> node2)</text:span></text:p>
      <text:p text:style-name="P4"><text:span text:style-name="T2">um den Abstand zwischen zwei benachbarten Knoten zu finden</text:span></text:p>
      <text:p text:style-name="P3"/>
      <text:p text:style-name="P7"><text:span text:style-name="T1">int</text:span><text:span text:style-name="T2"> getMinimumDist()</text:span></text:p>
      <text:p text:style-name="P4"><text:span text:style-name="T2">um die Vorgänger und die Distanz eines Knoten zum Start zu ermitteln und erneuern</text:span></text:p>
      <text:p text:style-name="P3"/>
      <text:p text:style-name="P7"><text:span text:style-name="T1">private</text:span><text:span text:style-name="T2"> </text:span><text:span text:style-name="T1">int</text:span><text:span text:style-name="T2">[][] generateMatrix(</text:span><text:span text:style-name="T1">int</text:span><text:span text:style-name="T2"> vert, </text:span><text:span text:style-name="T1">int</text:span><text:span text:style-name="T2"> edge)</text:span></text:p>
      <text:p text:style-name="P4"><text:span text:style-name="T2">erzeugt eine Matrix mit zufällig gewählten Kantengewichten</text:span></text:p>
      <text:p text:style-name="P7"><text:span text:style-name="T2"/></text:p>
      <text:p text:style-name="P7"><text:span text:style-name="T1">int</text:span><text:span text:style-name="T2"> getValue(</text:span><text:span text:style-name="T1">int</text:span><text:span text:style-name="T2"> row, </text:span><text:span text:style-name="T1">int</text:span><text:span text:style-name="T2"> col)</text:span></text:p>
      <text:p text:style-name="P4"><text:span text:style-name="T2">liest dir Werte der Adjazensmatrix (für Testzwecke)</text:span></text:p>
      <text:p text:style-name="P4"><text:span text:style-name="T2"/></text:p>
      <text:p text:style-name="P4"><text:span text:style-name="T2"/></text:p>
      <text:p text:style-name="P6"><text:span text:style-name="T2">2.</text:span></text:p>
      <text:p text:style-name="P6"><text:span text:style-name="T2">Um den günstigsten Weg durch einen Graphen zu finden bietet sich der Dijkstra-Algorithmus an.</text:span></text:p>
      <text:p text:style-name="P6"><text:span text:style-name="T2">Um den kürzesten Weg durch einen Graphen zu finden kann man ebenfalls diesen Algorithmus verwenden. Nur muss man dann vorher alle Kantengewichte auf 1 setzen.</text:span></text:p>
      <text:p text:style-name="P6"><text:span text:style-name="T2"/></text:p>
      <text:p text:style-name="P6"><text:span text:style-name="T2"/></text:p>
      <text:p text:style-name="P6"><text:span text:style-name="T2">3.</text:span></text:p>
      <text:p text:style-name="P6"><text:span text:style-name="T2">Der Algorithmus wurde nicht in einer eigenen Datenstruktur angelegt sondern als Methode des Graphen. Die Adjazensmatrix ist hier ein zweidimensionales Array das entsprechend der Anzahl der Knoten angelegt wird.</text:span></text:p>
      <text:p text:style-name="P6"><text:span text:style-name="T2"/></text:p>
      <text:p text:style-name="P6"><text:span text:style-name="T2"/></text:p>
      <text:p text:style-name="P6"><text:span text:style-name="T2">4.</text:span></text:p>
      <text:p text:style-name="P6"><text:span text:style-name="T2">Um zufällige Zahlen in Java zu erzeugen kann man entweder einen Random() Generator erzeugen und hier mittels nextInt() zufällig generierte Zahlen auslesen oder man verwendet die random() Methode von java.lang.Math. In dieser Übung wird zweiteres verwendet.</text:span></text:p>
      <text:p text:style-name="P6"><text:span text:style-name="T2">Um zufällige Zahlen von 0 bis i zu erzeugen benutzt man diesen code:</text:span></text:p>
      <text:p text:style-name="P7"><text:span text:style-name="T1">int</text:span><text:span text:style-name="T2"> example = (</text:span><text:span text:style-name="T1">int</text:span><text:span text:style-name="T2">) (</text:span><text:span text:style-name="T3">random</text:span><text:span text:style-name="T2">() * i);</text:span></text:p>
      <text:p text:style-name="P7"><text:span text:style-name="T2"/></text:p>
      <text:p text:style-name="P7"><text:span text:style-name="T2"/></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4-09T10:40:00.19</meta:creation-date>
    <dc:date>2012-06-09T15:25:08.61</dc:date>
    <meta:editing-duration>PT09H27M58S</meta:editing-duration>
    <meta:editing-cycles>33</meta:editing-cycles>
    <meta:generator>OpenOffice.org/3.2$Win32 OpenOffice.org_project/320m18$Build-9502</meta:generator>
    <meta:document-statistic meta:table-count="0" meta:image-count="0" meta:object-count="0" meta:page-count="1" meta:paragraph-count="27" meta:word-count="223" meta:character-count="1493"/>
  </office:meta>
</office:document-meta>
</file>